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ECF5C2AE623646A5.jpg" manifest:media-type="image/jpeg"/>
  <manifest:file-entry manifest:full-path="Pictures/1000000000000556000003003D2FEF70662C55E1.jpg" manifest:media-type="image/jpeg"/>
  <manifest:file-entry manifest:full-path="Pictures/1000000000000556000003003D63313DA02637D4.jpg" manifest:media-type="image/jpeg"/>
  <manifest:file-entry manifest:full-path="Pictures/100000000000055600000300A0920128263F0BD2.jpg" manifest:media-type="image/jpeg"/>
  <manifest:file-entry manifest:full-path="Pictures/10000000000005560000030039075CE710966A06.jpg" manifest:media-type="image/jpeg"/>
  <manifest:file-entry manifest:full-path="Pictures/10000000000005560000030095CE10C04B562D6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15.741cm" svg:x="0cm" svg:y="0.009cm">
          <draw:image xlink:href="Pictures/100000000000055600000300ECF5C2AE623646A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7.999cm" svg:height="15.741cm" svg:x="0.001cm" svg:y="0.009cm">
          <draw:image xlink:href="Pictures/1000000000000556000003003D2FEF70662C55E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1" draw:text-style-name="P1" draw:layer="layout" svg:width="27.999cm" svg:height="15.741cm" svg:x="0cm" svg:y="0cm">
          <draw:image xlink:href="Pictures/1000000000000556000003003D63313DA02637D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1" draw:text-style-name="P1" draw:layer="layout" svg:width="27.999cm" svg:height="15.741cm" svg:x="0.001cm" svg:y="0.009cm">
          <draw:image xlink:href="Pictures/100000000000055600000300A0920128263F0BD2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1" draw:text-style-name="P1" draw:layer="layout" svg:width="27.999cm" svg:height="15.741cm" svg:x="0.052cm" svg:y="-0.067cm">
          <draw:image xlink:href="Pictures/10000000000005560000030039075CE710966A06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1" draw:text-style-name="P1" draw:layer="layout" svg:width="27.999cm" svg:height="15.741cm" svg:x="0cm" svg:y="0cm">
          <draw:image xlink:href="Pictures/10000000000005560000030095CE10C04B562D66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1T23:21:05.432000000</meta:creation-date>
    <dc:date>2020-10-01T23:25:45.862000000</dc:date>
    <meta:editing-duration>PT4M47S</meta:editing-duration>
    <meta:editing-cycles>1</meta:editing-cycles>
    <meta:document-statistic meta:object-count="39"/>
    <meta:generator>LibreOffice/6.4.5.2$Windows_X86_64 LibreOffice_project/a726b36747cf2001e06b58ad5db1aa3a9a1872d6</meta:generator>
  </office:meta>
</office:document-meta>
</file>